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26BB6526FBE33A9FFE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2" draw:style-name="gr1" draw:text-style-name="P1" svg:width="0.02cm" svg:height="1.112cm" svg:x="1.386cm" svg:y="14.855cm"><draw:text-box><text:p/></draw:text-box></draw:frame><draw:frame draw:style-name="fr1" draw:name="Bild1" text:anchor-type="char" svg:x="-0.704cm" svg:y="-1.138cm" svg:width="9.155cm" svg:height="8.98cm" draw:z-index="1"><draw:image xlink:href="Pictures/10000000000002770000026BB6526FBE33A9FFEF.jpg" xlink:type="simple" xlink:show="embed" xlink:actuate="onLoad" loext:mime-type="image/jpeg"/></draw:frame><draw:frame draw:style-name="fr1" draw:name="Bild2" text:anchor-type="char" svg:x="8.449cm" svg:y="-1.138cm" svg:width="9.155cm" svg:height="8.98cm" draw:z-index="2"><draw:image xlink:href="Pictures/10000000000002770000026BB6526FBE33A9FFEF.jpg" xlink:type="simple" xlink:show="embed" xlink:actuate="onLoad" loext:mime-type="image/jpeg"/></draw:frame><draw:frame draw:style-name="fr1" draw:name="Bild3" text:anchor-type="char" svg:x="-0.704cm" svg:y="7.708cm" svg:width="9.155cm" svg:height="8.98cm" draw:z-index="3"><draw:image xlink:href="Pictures/10000000000002770000026BB6526FBE33A9FFEF.jpg" xlink:type="simple" xlink:show="embed" xlink:actuate="onLoad" loext:mime-type="image/jpeg"/></draw:frame><draw:frame draw:style-name="fr1" draw:name="Bild4" text:anchor-type="char" svg:x="8.449cm" svg:y="7.84cm" svg:width="9.155cm" svg:height="8.98cm" draw:z-index="4"><draw:image xlink:href="Pictures/10000000000002770000026BB6526FBE33A9FFEF.jpg" xlink:type="simple" xlink:show="embed" xlink:actuate="onLoad" loext:mime-type="image/jpeg"/></draw:frame><draw:frame draw:style-name="fr1" draw:name="Bild5" text:anchor-type="char" svg:x="-0.704cm" svg:y="16.545cm" svg:width="9.155cm" svg:height="8.98cm" draw:z-index="5"><draw:image xlink:href="Pictures/10000000000002770000026BB6526FBE33A9FFEF.jpg" xlink:type="simple" xlink:show="embed" xlink:actuate="onLoad" loext:mime-type="image/jpeg"/></draw:frame><draw:frame draw:style-name="fr1" draw:name="Bild6" text:anchor-type="char" svg:x="8.449cm" svg:y="16.686cm" svg:width="9.155cm" svg:height="8.98cm" draw:z-index="6"><draw:image xlink:href="Pictures/10000000000002770000026BB6526FBE33A9FFEF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3-05T10:05:38.613000000</dc:date>
    <meta:editing-duration>PT31M8S</meta:editing-duration>
    <meta:editing-cycles>11</meta:editing-cycles>
    <meta:document-statistic meta:table-count="0" meta:image-count="6" meta:object-count="0" meta:page-count="1" meta:paragraph-count="0" meta:word-count="0" meta:character-count="0" meta:non-whitespace-character-count="0"/>
  </office:meta>
</office:document-meta>
</file>